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454e" officeooo:paragraph-rsid="0019454e"/>
    </style:style>
    <style:style style:name="P2" style:family="paragraph" style:parent-style-name="Standard">
      <style:paragraph-properties fo:text-align="center" style:justify-single-word="false"/>
      <style:text-properties officeooo:rsid="0019454e" officeooo:paragraph-rsid="0019454e"/>
    </style:style>
    <style:style style:name="P3" style:family="paragraph" style:parent-style-name="Standard">
      <style:text-properties fo:font-weight="bold" officeooo:rsid="0019454e" officeooo:paragraph-rsid="0019454e" style:font-weight-asian="bold" style:font-weight-complex="bold"/>
    </style:style>
    <style:style style:name="P4" style:family="paragraph" style:parent-style-name="Standard">
      <style:text-properties fo:font-weight="bold" officeooo:rsid="001953a6" officeooo:paragraph-rsid="001953a6" style:font-weight-asian="bold" style:font-weight-complex="bold"/>
    </style:style>
    <style:style style:name="P5" style:family="paragraph" style:parent-style-name="Standard">
      <style:text-properties fo:font-weight="normal" officeooo:rsid="0019f9eb" officeooo:paragraph-rsid="0019f9eb" style:font-weight-asian="normal" style:font-weight-complex="normal"/>
    </style:style>
    <style:style style:name="P6" style:family="paragraph" style:parent-style-name="Standard">
      <style:text-properties fo:font-weight="normal" officeooo:rsid="0019f9eb" officeooo:paragraph-rsid="001a209c" style:font-weight-asian="normal" style:font-weight-complex="normal"/>
    </style:style>
    <style:style style:name="P7" style:family="paragraph" style:parent-style-name="Standard">
      <style:text-properties fo:font-weight="normal" officeooo:rsid="001a209c" officeooo:paragraph-rsid="001a209c" style:font-weight-asian="normal" style:font-weight-complex="normal"/>
    </style:style>
    <style:style style:name="P8" style:family="paragraph" style:parent-style-name="Standard">
      <style:text-properties fo:font-weight="normal" officeooo:rsid="001953a6" officeooo:paragraph-rsid="001953a6" style:font-weight-asian="normal" style:font-weight-complex="normal"/>
    </style:style>
    <style:style style:name="P9" style:family="paragraph" style:parent-style-name="Standard">
      <style:text-properties fo:font-weight="normal" officeooo:rsid="001953a6" officeooo:paragraph-rsid="0019f9eb" style:font-weight-asian="normal" style:font-weight-complex="normal"/>
    </style:style>
    <style:style style:name="P10" style:family="paragraph" style:parent-style-name="Standard">
      <style:text-properties fo:font-weight="normal" officeooo:rsid="001b4b71" officeooo:paragraph-rsid="001b4b71" style:font-weight-asian="normal" style:font-weight-complex="normal"/>
    </style:style>
    <style:style style:name="T1" style:family="text">
      <style:text-properties officeooo:rsid="0019f9eb"/>
    </style:style>
    <style:style style:name="T2" style:family="text">
      <style:text-properties officeooo:rsid="001a209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 2 Goals</text:p>
      <text:p text:style-name="P1"/>
      <text:p text:style-name="P1">-GUI (1 window)</text:p>
      <text:p text:style-name="P1">-event handling</text:p>
      <text:p text:style-name="P1">-updates</text:p>
      <text:p text:style-name="P3"/>
      <text:p text:style-name="P3">1. Map Class</text:p>
      <text:p text:style-name="P1">-<text:span text:style-name="T3">Canvas </text:span>for drawing board</text:p>
      <text:p text:style-name="P1">-Colour-coding hallways, rooms</text:p>
      <text:p text:style-name="P5">-contains cases of Floor</text:p>
      <text:p text:style-name="P5">public Map(Building aBuilding, Floor aFloor){</text:p>
      <text:p text:style-name="P7">switch(aBuilding)</text:p>
      <text:p text:style-name="P5"><text:tab/>case1: <text:tab/><text:span text:style-name="T2">TFDL</text:span></text:p>
      <text:p text:style-name="P5"><text:tab/><text:tab/><text:span text:style-name="T2">switch(aFloor)</text:span></text:p>
      <text:p text:style-name="P5"><text:tab/>case2:</text:p>
      <text:p text:style-name="P5"><text:tab/>case3:</text:p>
      <text:p text:style-name="P5"><text:tab/>case4:</text:p>
      <text:p text:style-name="P6"><text:tab/><text:span text:style-name="T2">default:</text:span></text:p>
      <text:p text:style-name="P6">}</text:p>
      <text:p text:style-name="P10">-drawMap(newMap)</text:p>
      <text:p text:style-name="P10">-clearMap</text:p>
      <text:p text:style-name="P10">-</text:p>
      <text:p text:style-name="P7"/>
      <text:p text:style-name="P3"/>
      <text:p text:style-name="P3">2. MapMain Class</text:p>
      <text:p text:style-name="P1"/>
      <text:p text:style-name="P1"/>
      <text:p text:style-name="P3">3. Path</text:p>
      <text:p text:style-name="P3"/>
      <text:p text:style-name="P8">-make floor class</text:p>
      <text:p text:style-name="P9"><text:tab/><text:span text:style-name="T2">switch(new Map(1,2,3,4 etc.))</text:span></text:p>
      <text:p text:style-name="P8"><text:tab/>.has totalRoom {250,261…}</text:p>
      <text:p text:style-name="P8"><text:tab/>.getTotalRooms</text:p>
      <text:p text:style-name="P10">-checkFloor</text:p>
      <text:p text:style-name="P10"/>
      <text:p text:style-name="P8"/>
      <text:p text:style-name="P8">-make building class</text:p>
      <text:p text:style-name="P8">//check if room in building</text:p>
      <text:p text:style-name="P8">-check first digit to determine floor</text:p>
      <text:p text:style-name="P8"/>
      <text:p text:style-name="P8">-class building that has objects from class floor (which have maps) &amp; a list of room numbers.</text:p>
      <text:p text:style-name="P8"/>
      <text:p text:style-name="P8"><text:tab/>Building tfdl = new Building();</text:p>
      <text:p text:style-name="P8"><text:tab/>String name = tfdl;</text:p>
      <text:p text:style-name="P9"><text:tab/><text:span text:style-name="T1">Floor = new Floor();</text:span></text:p>
      <text:p text:style-name="P9"><text:span text:style-name="T1"><text:tab/>getBuildingName</text:span></text:p>
      <text:p text:style-name="P8"><text:tab/><text:span text:style-name="T1">setBuildingName</text:span></text:p>
      <text:p text:style-name="P4"><text:tab/></text:p>
      <text:p text:style-name="P4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17:13.607796307</meta:creation-date>
    <dc:date>2018-02-13T16:03:39.458718344</dc:date>
    <meta:editing-duration>PT18M52S</meta:editing-duration>
    <meta:editing-cycles>3</meta:editing-cycles>
    <meta:generator>LibreOffice/5.3.7.2.0$Linux_X86_64 LibreOffice_project/30$Build-2</meta:generator>
    <meta:document-statistic meta:table-count="0" meta:image-count="0" meta:object-count="0" meta:page-count="1" meta:paragraph-count="38" meta:word-count="102" meta:character-count="695" meta:non-whitespace-character-count="611"/>
  </office:meta>
</office:document-meta>
</file>